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8.9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64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8859e6, out</text:p>
          </table:table-cell>
          <table:table-cell office:value-type="string" calcext:value-type="string">
            <text:p><text:s/>4.4090e6, dro</text:p>
          </table:table-cell>
          <table:table-cell office:value-type="string" calcext:value-type="string">
            <text:p>p 4.47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404932196" calcext:value-type="float">
            <text:p>4049321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Packets</text:p>
          </table:table-cell>
          <table:table-cell table:formula="of:=[.D10]/[.D5]" office:value-type="float" office:value="0.723469683454329" calcext:value-type="float">
            <text:p>0.723469683454329</text:p>
          </table:table-cell>
          <table:table-cell table:formula="of:=[.D9]/[.D5]" office:value-type="float" office:value="0.276530316545671" calcext:value-type="float">
            <text:p>0.27653031654567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8613" calcext:value-type="float">
            <text:p>328613</text:p>
          </table:table-cell>
          <table:table-cell office:value-type="float" office:value="45016095" calcext:value-type="float">
            <text:p>45016095</text:p>
          </table:table-cell>
          <table:table-cell office:value-type="float" office:value="0" calcext:value-type="float">
            <text:p>0</text:p>
          </table:table-cell>
          <table:table-cell office:value-type="float" office:value="3518151496" calcext:value-type="float">
            <text:p>3518151496</text:p>
          </table:table-cell>
          <table:table-cell office:value-type="float" office:value="136.99" calcext:value-type="float">
            <text:p>136.99</text:p>
          </table:table-cell>
          <table:table-cell/>
          <table:table-cell office:value-type="string" calcext:value-type="string">
            <text:p>clock cycles</text:p>
          </table:table-cell>
          <table:table-cell table:formula="of:=[.F10]+[.F11]+[.F12]+[.F13]+(([.F5]+[.F6])*[.J5])+([.F7])/4" office:value-type="float" office:value="6948641020.81608" calcext:value-type="float">
            <text:p>6948641020.81608</text:p>
          </table:table-cell>
          <table:table-cell table:formula="of:=[.F9]+[.F14]+[.F15]+[.F16]+(([.F5]+[.F6])*[.K5])+[.F7]*0.75" office:value-type="float" office:value="7726879311.18392" calcext:value-type="float">
            <text:p>7726879311.18392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24607" calcext:value-type="float">
            <text:p>724607</text:p>
          </table:table-cell>
          <table:table-cell office:value-type="float" office:value="90723951" calcext:value-type="float">
            <text:p>9072395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37131008" calcext:value-type="float">
            <text:p>2437131008</text:p>
          </table:table-cell>
          <table:table-cell office:value-type="float" office:value="125.2" calcext:value-type="float">
            <text:p>125.2</text:p>
          </table:table-cell>
          <table:table-cell/>
          <table:table-cell office:value-type="string" calcext:value-type="string">
            <text:p>cpp</text:p>
          </table:table-cell>
          <table:table-cell table:formula="of:=[.J6]/[.D10]" office:value-type="float" office:value="213.359369929915" calcext:value-type="float">
            <text:p>213.359369929915</text:p>
          </table:table-cell>
          <table:table-cell table:formula="of:=[.K6]/[.D9]" office:value-type="float" office:value="620.716885071106" calcext:value-type="float">
            <text:p>620.71688507110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558" calcext:value-type="float">
            <text:p>318558</text:p>
          </table:table-cell>
          <table:table-cell office:value-type="float" office:value="45707856" calcext:value-type="float">
            <text:p>45707856</text:p>
          </table:table-cell>
          <table:table-cell office:value-type="float" office:value="0" calcext:value-type="float">
            <text:p>0</text:p>
          </table:table-cell>
          <table:table-cell office:value-type="float" office:value="1692439072" calcext:value-type="float">
            <text:p>1692439072</text:p>
          </table:table-cell>
          <table:table-cell office:value-type="float" office:value="143.48" calcext:value-type="float">
            <text:p>143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213637764" calcext:value-type="float">
            <text:p>21363776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53687464" calcext:value-type="float">
            <text:p>953687464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624123688" calcext:value-type="float">
            <text:p>6241236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49116068" calcext:value-type="float">
            <text:p>94911606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69498" calcext:value-type="float">
            <text:p>169498</text:p>
          </table:table-cell>
          <table:table-cell office:value-type="float" office:value="32567780" calcext:value-type="float">
            <text:p>32567780</text:p>
          </table:table-cell>
          <table:table-cell office:value-type="float" office:value="0" calcext:value-type="float">
            <text:p>0</text:p>
          </table:table-cell>
          <table:table-cell office:value-type="float" office:value="974198932" calcext:value-type="float">
            <text:p>97419893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493926052" calcext:value-type="float">
            <text:p>493926052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3569262016" calcext:value-type="float">
            <text:p>356926201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4948" calcext:value-type="float">
            <text:p>194948</text:p>
          </table:table-cell>
          <table:table-cell office:value-type="float" office:value="12448315" calcext:value-type="float">
            <text:p>12448315</text:p>
          </table:table-cell>
          <table:table-cell office:value-type="float" office:value="0" calcext:value-type="float">
            <text:p>0</text:p>
          </table:table-cell>
          <table:table-cell office:value-type="float" office:value="537353648" calcext:value-type="float">
            <text:p>537353648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" calcext:value-type="float">
            <text:p>0.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27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621e6, out</text:p>
          </table:table-cell>
          <table:table-cell office:value-type="string" calcext:value-type="string">
            <text:p><text:s/>4.4544e6, dro</text:p>
          </table:table-cell>
          <table:table-cell office:value-type="string" calcext:value-type="string">
            <text:p>p 4.307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408985844" calcext:value-type="float">
            <text:p>408985844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Packets</text:p>
          </table:table-cell>
          <table:table-cell table:formula="of:=[.D27]/[.D22]" office:value-type="float" office:value="0.72251019361716" calcext:value-type="float">
            <text:p>0.72251019361716</text:p>
          </table:table-cell>
          <table:table-cell table:formula="of:=[.D26]/[.D22]" office:value-type="float" office:value="0.27748980638284" calcext:value-type="float">
            <text:p>0.2774898063828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170" calcext:value-type="float">
            <text:p>330170</text:p>
          </table:table-cell>
          <table:table-cell office:value-type="float" office:value="45479440" calcext:value-type="float">
            <text:p>45479440</text:p>
          </table:table-cell>
          <table:table-cell office:value-type="float" office:value="0" calcext:value-type="float">
            <text:p>0</text:p>
          </table:table-cell>
          <table:table-cell office:value-type="float" office:value="3551515372" calcext:value-type="float">
            <text:p>3551515372</text:p>
          </table:table-cell>
          <table:table-cell office:value-type="float" office:value="137.75" calcext:value-type="float">
            <text:p>137.75</text:p>
          </table:table-cell>
          <table:table-cell/>
          <table:table-cell office:value-type="string" calcext:value-type="string">
            <text:p>clock cycles</text:p>
          </table:table-cell>
          <table:table-cell table:formula="of:=[.F27]+[.F28]+[.F29]+[.F30]+(([.F22]+[.F23])*[.J22])+([.F24])/4" office:value-type="float" office:value="7001510375.39316" calcext:value-type="float">
            <text:p>7001510375.39316</text:p>
          </table:table-cell>
          <table:table-cell table:formula="of:=[.F26]+[.F31]+[.F32]+[.F33]+(([.F22]+[.F23])*[.K22])+[.F24]*0.75" office:value-type="float" office:value="7713508864.60684" calcext:value-type="float">
            <text:p>7713508864.6068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33635" calcext:value-type="float">
            <text:p>733635</text:p>
          </table:table-cell>
          <table:table-cell office:value-type="float" office:value="89461123" calcext:value-type="float">
            <text:p>89461123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320253164" calcext:value-type="float">
            <text:p>2320253164</text:p>
          </table:table-cell>
          <table:table-cell office:value-type="float" office:value="121.94" calcext:value-type="float">
            <text:p>121.94</text:p>
          </table:table-cell>
          <table:table-cell/>
          <table:table-cell office:value-type="string" calcext:value-type="string">
            <text:p>cpp</text:p>
          </table:table-cell>
          <table:table-cell table:formula="of:=[.J23]/[.D27]" office:value-type="float" office:value="213.075074757032" calcext:value-type="float">
            <text:p>213.075074757032</text:p>
          </table:table-cell>
          <table:table-cell table:formula="of:=[.K23]/[.D26]" office:value-type="float" office:value="611.20914078181" calcext:value-type="float">
            <text:p>611.20914078181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0991" calcext:value-type="float">
            <text:p>310991</text:p>
          </table:table-cell>
          <table:table-cell office:value-type="float" office:value="43981683" calcext:value-type="float">
            <text:p>43981683</text:p>
          </table:table-cell>
          <table:table-cell office:value-type="float" office:value="0" calcext:value-type="float">
            <text:p>0</text:p>
          </table:table-cell>
          <table:table-cell office:value-type="float" office:value="1651303896" calcext:value-type="float">
            <text:p>1651303896</text:p>
          </table:table-cell>
          <table:table-cell office:value-type="float" office:value="141.42" calcext:value-type="float">
            <text:p>141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216383752" calcext:value-type="float">
            <text:p>21638375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78770612" calcext:value-type="float">
            <text:p>978770612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636761928" calcext:value-type="float">
            <text:p>63676192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60795056" calcext:value-type="float">
            <text:p>960795056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16" calcext:value-type="float">
            <text:p>171016</text:p>
          </table:table-cell>
          <table:table-cell office:value-type="float" office:value="32859359" calcext:value-type="float">
            <text:p>32859359</text:p>
          </table:table-cell>
          <table:table-cell office:value-type="float" office:value="0" calcext:value-type="float">
            <text:p>0</text:p>
          </table:table-cell>
          <table:table-cell office:value-type="float" office:value="983616988" calcext:value-type="float">
            <text:p>983616988</text:p>
          </table:table-cell>
          <table:table-cell office:value-type="float" office:value="192.14" calcext:value-type="float">
            <text:p>192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495034228" calcext:value-type="float">
            <text:p>495034228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3623370064" calcext:value-type="float">
            <text:p>3623370064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7621" calcext:value-type="float">
            <text:p>197621</text:p>
          </table:table-cell>
          <table:table-cell office:value-type="float" office:value="12620081" calcext:value-type="float">
            <text:p>12620081</text:p>
          </table:table-cell>
          <table:table-cell office:value-type="float" office:value="0" calcext:value-type="float">
            <text:p>0</text:p>
          </table:table-cell>
          <table:table-cell office:value-type="float" office:value="539532232" calcext:value-type="float">
            <text:p>539532232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0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5838e6, out</text:p>
          </table:table-cell>
          <table:table-cell office:value-type="string" calcext:value-type="string">
            <text:p><text:s/>4.4282e6, dro</text:p>
          </table:table-cell>
          <table:table-cell office:value-type="string" calcext:value-type="string">
            <text:p>p 4.1557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411428284" calcext:value-type="float">
            <text:p>411428284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Packets</text:p>
          </table:table-cell>
          <table:table-cell table:formula="of:=[.D44]/[.D39]" office:value-type="float" office:value="0.727213420778668" calcext:value-type="float">
            <text:p>0.727213420778668</text:p>
          </table:table-cell>
          <table:table-cell table:formula="of:=[.D43]/[.D39]" office:value-type="float" office:value="0.272786579221332" calcext:value-type="float">
            <text:p>0.27278657922133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0660" calcext:value-type="float">
            <text:p>330660</text:p>
          </table:table-cell>
          <table:table-cell office:value-type="float" office:value="45205842" calcext:value-type="float">
            <text:p>45205842</text:p>
          </table:table-cell>
          <table:table-cell office:value-type="float" office:value="0" calcext:value-type="float">
            <text:p>0</text:p>
          </table:table-cell>
          <table:table-cell office:value-type="float" office:value="3546508572" calcext:value-type="float">
            <text:p>3546508572</text:p>
          </table:table-cell>
          <table:table-cell office:value-type="float" office:value="136.71" calcext:value-type="float">
            <text:p>136.71</text:p>
          </table:table-cell>
          <table:table-cell/>
          <table:table-cell office:value-type="string" calcext:value-type="string">
            <text:p>clock cycles</text:p>
          </table:table-cell>
          <table:table-cell table:formula="of:=[.F44]+[.F45]+[.F46]+[.F47]+(([.F39]+[.F40])*[.J39])+([.F41])/4" office:value-type="float" office:value="6967322703.27773" calcext:value-type="float">
            <text:p>6967322703.27773</text:p>
          </table:table-cell>
          <table:table-cell table:formula="of:=[.F43]+[.F48]+[.F49]+[.F50]+(([.F39]+[.F40])*[.K39])+[.F41]*0.75" office:value-type="float" office:value="7343308840.71227" calcext:value-type="float">
            <text:p>7343308840.7122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06898" calcext:value-type="float">
            <text:p>706898</text:p>
          </table:table-cell>
          <table:table-cell office:value-type="float" office:value="87630136" calcext:value-type="float">
            <text:p>87630136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81573692" calcext:value-type="float">
            <text:p>1981573692</text:p>
          </table:table-cell>
          <table:table-cell office:value-type="float" office:value="123.96" calcext:value-type="float">
            <text:p>123.96</text:p>
          </table:table-cell>
          <table:table-cell table:number-columns-repeated="2"/>
          <table:table-cell table:formula="of:=[.J40]/[.D44]" office:value-type="float" office:value="211.938315430878" calcext:value-type="float">
            <text:p>211.938315430878</text:p>
          </table:table-cell>
          <table:table-cell table:formula="of:=[.K40]/[.D43]" office:value-type="float" office:value="595.489668953317" calcext:value-type="float">
            <text:p>595.48966895331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8761" calcext:value-type="float">
            <text:p>308761</text:p>
          </table:table-cell>
          <table:table-cell office:value-type="float" office:value="42424294" calcext:value-type="float">
            <text:p>42424294</text:p>
          </table:table-cell>
          <table:table-cell office:value-type="float" office:value="0" calcext:value-type="float">
            <text:p>0</text:p>
          </table:table-cell>
          <table:table-cell office:value-type="float" office:value="2055240872" calcext:value-type="float">
            <text:p>2055240872</text:p>
          </table:table-cell>
          <table:table-cell office:value-type="float" office:value="137.4" calcext:value-type="float">
            <text:p>13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209976156" calcext:value-type="float">
            <text:p>20997615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8172352" calcext:value-type="float">
            <text:p>98817235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655419092" calcext:value-type="float">
            <text:p>65541909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64471264" calcext:value-type="float">
            <text:p>964471264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1088" calcext:value-type="float">
            <text:p>171088</text:p>
          </table:table-cell>
          <table:table-cell office:value-type="float" office:value="32874295" calcext:value-type="float">
            <text:p>32874295</text:p>
          </table:table-cell>
          <table:table-cell office:value-type="float" office:value="0" calcext:value-type="float">
            <text:p>0</text:p>
          </table:table-cell>
          <table:table-cell office:value-type="float" office:value="985601772" calcext:value-type="float">
            <text:p>985601772</text:p>
          </table:table-cell>
          <table:table-cell office:value-type="float" office:value="192.15" calcext:value-type="float">
            <text:p>19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476568700" calcext:value-type="float">
            <text:p>476568700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3557152296" calcext:value-type="float">
            <text:p>3557152296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117" calcext:value-type="float">
            <text:p>193117</text:p>
          </table:table-cell>
          <table:table-cell office:value-type="float" office:value="12331547" calcext:value-type="float">
            <text:p>12331547</text:p>
          </table:table-cell>
          <table:table-cell office:value-type="float" office:value="0" calcext:value-type="float">
            <text:p>0</text:p>
          </table:table-cell>
          <table:table-cell office:value-type="float" office:value="533759363.99" calcext:value-type="float">
            <text:p>533759363.99</text:p>
          </table:table-cell>
          <table:table-cell office:value-type="float" office:value="63.86" calcext:value-type="float">
            <text:p>63.86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6.72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7088e6, out</text:p>
          </table:table-cell>
          <table:table-cell office:value-type="string" calcext:value-type="string">
            <text:p><text:s/>4.4582e6, dro</text:p>
          </table:table-cell>
          <table:table-cell office:value-type="string" calcext:value-type="string">
            <text:p>p 4.2506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412424636" calcext:value-type="float">
            <text:p>412424636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Packets</text:p>
          </table:table-cell>
          <table:table-cell table:formula="of:=[.D61]/[.D56]" office:value-type="float" office:value="0.725796775324966" calcext:value-type="float">
            <text:p>0.725796775324966</text:p>
          </table:table-cell>
          <table:table-cell table:formula="of:=[.D60]/[.D56]" office:value-type="float" office:value="0.274203224675034" calcext:value-type="float">
            <text:p>0.27420322467503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45102" calcext:value-type="float">
            <text:p>345102</text:p>
          </table:table-cell>
          <table:table-cell office:value-type="float" office:value="45603665" calcext:value-type="float">
            <text:p>45603665</text:p>
          </table:table-cell>
          <table:table-cell office:value-type="float" office:value="0" calcext:value-type="float">
            <text:p>0</text:p>
          </table:table-cell>
          <table:table-cell office:value-type="float" office:value="3564119488" calcext:value-type="float">
            <text:p>3564119488</text:p>
          </table:table-cell>
          <table:table-cell office:value-type="float" office:value="132.15" calcext:value-type="float">
            <text:p>132.15</text:p>
          </table:table-cell>
          <table:table-cell/>
          <table:table-cell office:value-type="string" calcext:value-type="string">
            <text:p>clock cycles</text:p>
          </table:table-cell>
          <table:table-cell table:formula="of:=[.F61]+[.F62]+[.F63]+[.F64]+(([.F56]+[.F57])*[.J56])+([.F58])/4" office:value-type="float" office:value="7058605535.13664" calcext:value-type="float">
            <text:p>7058605535.13664</text:p>
          </table:table-cell>
          <table:table-cell table:formula="of:=[.F60]+[.F65]+[.F66]+[.F67]+(([.F56]+[.F57])*[.K56])+[.F58]*0.75" office:value-type="float" office:value="7717331624.86336" calcext:value-type="float">
            <text:p>7717331624.8633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710759" calcext:value-type="float">
            <text:p>710759</text:p>
          </table:table-cell>
          <table:table-cell office:value-type="float" office:value="89083501" calcext:value-type="float">
            <text:p>89083501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2400946836" calcext:value-type="float">
            <text:p>2400946836</text:p>
          </table:table-cell>
          <table:table-cell office:value-type="float" office:value="125.34" calcext:value-type="float">
            <text:p>125.34</text:p>
          </table:table-cell>
          <table:table-cell table:number-columns-repeated="2"/>
          <table:table-cell table:formula="of:=[.J57]/[.D61]" office:value-type="float" office:value="213.257410433503" calcext:value-type="float">
            <text:p>213.257410433503</text:p>
          </table:table-cell>
          <table:table-cell table:formula="of:=[.K57]/[.D60]" office:value-type="float" office:value="617.155861814157" calcext:value-type="float">
            <text:p>617.15586181415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4976" calcext:value-type="float">
            <text:p>324976</text:p>
          </table:table-cell>
          <table:table-cell office:value-type="float" office:value="43479836" calcext:value-type="float">
            <text:p>43479836</text:p>
          </table:table-cell>
          <table:table-cell office:value-type="float" office:value="0" calcext:value-type="float">
            <text:p>0</text:p>
          </table:table-cell>
          <table:table-cell office:value-type="float" office:value="1644949548" calcext:value-type="float">
            <text:p>1644949548</text:p>
          </table:table-cell>
          <table:table-cell office:value-type="float" office:value="133.79" calcext:value-type="float">
            <text:p>133.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212875660" calcext:value-type="float">
            <text:p>21287566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77828988" calcext:value-type="float">
            <text:p>97782898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642395756" calcext:value-type="float">
            <text:p>64239575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68202604" calcext:value-type="float">
            <text:p>96820260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2248" calcext:value-type="float">
            <text:p>172248</text:p>
          </table:table-cell>
          <table:table-cell office:value-type="float" office:value="33098993" calcext:value-type="float">
            <text:p>33098993</text:p>
          </table:table-cell>
          <table:table-cell office:value-type="float" office:value="0" calcext:value-type="float">
            <text:p>0</text:p>
          </table:table-cell>
          <table:table-cell office:value-type="float" office:value="983778576" calcext:value-type="float">
            <text:p>98377857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494930704" calcext:value-type="float">
            <text:p>49493070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3585540948" calcext:value-type="float">
            <text:p>358554094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5861" calcext:value-type="float">
            <text:p>195861</text:p>
          </table:table-cell>
          <table:table-cell office:value-type="float" office:value="12504672" calcext:value-type="float">
            <text:p>12504672</text:p>
          </table:table-cell>
          <table:table-cell office:value-type="float" office:value="0" calcext:value-type="float">
            <text:p>0</text:p>
          </table:table-cell>
          <table:table-cell office:value-type="float" office:value="532892964" calcext:value-type="float">
            <text:p>53289296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7.36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4959e6, out</text:p>
          </table:table-cell>
          <table:table-cell office:value-type="string" calcext:value-type="string">
            <text:p><text:s/>4.6715e6, dro</text:p>
          </table:table-cell>
          <table:table-cell office:value-type="string" calcext:value-type="string">
            <text:p>p 3.8244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431126064" calcext:value-type="float">
            <text:p>43112606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Packets</text:p>
          </table:table-cell>
          <table:table-cell table:formula="of:=[.D78]/[.D73]" office:value-type="float" office:value="0.720808249359046" calcext:value-type="float">
            <text:p>0.720808249359046</text:p>
          </table:table-cell>
          <table:table-cell table:formula="of:=[.D77]/[.D73]" office:value-type="float" office:value="0.279191750640954" calcext:value-type="float">
            <text:p>0.27919175064095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38765" calcext:value-type="float">
            <text:p>338765</text:p>
          </table:table-cell>
          <table:table-cell office:value-type="float" office:value="47686323" calcext:value-type="float">
            <text:p>47686323</text:p>
          </table:table-cell>
          <table:table-cell office:value-type="float" office:value="0" calcext:value-type="float">
            <text:p>0</text:p>
          </table:table-cell>
          <table:table-cell office:value-type="float" office:value="3718244784" calcext:value-type="float">
            <text:p>3718244784</text:p>
          </table:table-cell>
          <table:table-cell office:value-type="float" office:value="140.77" calcext:value-type="float">
            <text:p>140.77</text:p>
          </table:table-cell>
          <table:table-cell/>
          <table:table-cell office:value-type="string" calcext:value-type="string">
            <text:p>clock cycles</text:p>
          </table:table-cell>
          <table:table-cell table:formula="of:=[.F78]+[.F79]+[.F80]+[.F81]+(([.F73]+[.F74])*[.J73])+([.F75])/4" office:value-type="float" office:value="7168664178.88834" calcext:value-type="float">
            <text:p>7168664178.88834</text:p>
          </table:table-cell>
          <table:table-cell table:formula="of:=[.F77]+[.F82]+[.F83]+[.F84]+(([.F73]+[.F74])*[.K73])+[.F75]*0.75" office:value-type="float" office:value="7737832709.11166" calcext:value-type="float">
            <text:p>7737832709.1116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93596" calcext:value-type="float">
            <text:p>693596</text:p>
          </table:table-cell>
          <table:table-cell office:value-type="float" office:value="86724974" calcext:value-type="float">
            <text:p>8672497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953034056" calcext:value-type="float">
            <text:p>1953034056</text:p>
          </table:table-cell>
          <table:table-cell office:value-type="float" office:value="125.04" calcext:value-type="float">
            <text:p>125.04</text:p>
          </table:table-cell>
          <table:table-cell table:number-columns-repeated="2"/>
          <table:table-cell table:formula="of:=[.J74]/[.D78]" office:value-type="float" office:value="208.556942622286" calcext:value-type="float">
            <text:p>208.556942622286</text:p>
          </table:table-cell>
          <table:table-cell table:formula="of:=[.K74]/[.D77]" office:value-type="float" office:value="581.196403347883" calcext:value-type="float">
            <text:p>581.19640334788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90109" calcext:value-type="float">
            <text:p>290109</text:p>
          </table:table-cell>
          <table:table-cell office:value-type="float" office:value="39038651" calcext:value-type="float">
            <text:p>39038651</text:p>
          </table:table-cell>
          <table:table-cell office:value-type="float" office:value="0" calcext:value-type="float">
            <text:p>0</text:p>
          </table:table-cell>
          <table:table-cell office:value-type="float" office:value="1464224056" calcext:value-type="float">
            <text:p>1464224056</text:p>
          </table:table-cell>
          <table:table-cell office:value-type="float" office:value="134.57" calcext:value-type="float">
            <text:p>134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219805400" calcext:value-type="float">
            <text:p>2198054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927556" calcext:value-type="float">
            <text:p>1004927556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662956240" calcext:value-type="float">
            <text:p>662956240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04104928" calcext:value-type="float">
            <text:p>100410492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864" calcext:value-type="float">
            <text:p>178864</text:p>
          </table:table-cell>
          <table:table-cell office:value-type="float" office:value="34372695" calcext:value-type="float">
            <text:p>34372695</text:p>
          </table:table-cell>
          <table:table-cell office:value-type="float" office:value="0" calcext:value-type="float">
            <text:p>0</text:p>
          </table:table-cell>
          <table:table-cell office:value-type="float" office:value="1017516204" calcext:value-type="float">
            <text:p>101751620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16081612" calcext:value-type="float">
            <text:p>51608161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3816677472" calcext:value-type="float">
            <text:p>38166774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08562" calcext:value-type="float">
            <text:p>208562</text:p>
          </table:table-cell>
          <table:table-cell office:value-type="float" office:value="13313628" calcext:value-type="float">
            <text:p>13313628</text:p>
          </table:table-cell>
          <table:table-cell office:value-type="float" office:value="0" calcext:value-type="float">
            <text:p>0</text:p>
          </table:table-cell>
          <table:table-cell office:value-type="float" office:value="562022572" calcext:value-type="float">
            <text:p>562022572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8.59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0626e6, out</text:p>
          </table:table-cell>
          <table:table-cell office:value-type="string" calcext:value-type="string">
            <text:p><text:s/>4.8811e6, dro</text:p>
          </table:table-cell>
          <table:table-cell office:value-type="string" calcext:value-type="string">
            <text:p>p 3.1815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435294644" calcext:value-type="float">
            <text:p>435294644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Packets</text:p>
          </table:table-cell>
          <table:table-cell table:formula="of:=[.D95]/[.D90]" office:value-type="float" office:value="0.713745012113049" calcext:value-type="float">
            <text:p>0.713745012113049</text:p>
          </table:table-cell>
          <table:table-cell table:formula="of:=[.D94]/[.D90]" office:value-type="float" office:value="0.286254987886951" calcext:value-type="float">
            <text:p>0.28625498788695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1526" calcext:value-type="float">
            <text:p>321526</text:p>
          </table:table-cell>
          <table:table-cell office:value-type="float" office:value="49830971" calcext:value-type="float">
            <text:p>49830971</text:p>
          </table:table-cell>
          <table:table-cell office:value-type="float" office:value="0" calcext:value-type="float">
            <text:p>0</text:p>
          </table:table-cell>
          <table:table-cell office:value-type="float" office:value="3854297752" calcext:value-type="float">
            <text:p>3854297752</text:p>
          </table:table-cell>
          <table:table-cell office:value-type="float" office:value="154.98" calcext:value-type="float">
            <text:p>154.98</text:p>
          </table:table-cell>
          <table:table-cell/>
          <table:table-cell office:value-type="string" calcext:value-type="string">
            <text:p>clock cycles</text:p>
          </table:table-cell>
          <table:table-cell table:formula="of:=[.F95]+[.F96]+[.F97]+[.F98]+(([.F90]+[.F91])*[.J90])+([.F92])/4" office:value-type="float" office:value="7345284675.64306" calcext:value-type="float">
            <text:p>7345284675.64306</text:p>
          </table:table-cell>
          <table:table-cell table:formula="of:=[.F94]+[.F99]+[.F100]+[.F101]+(([.F90]+[.F91])*[.K90])+[.F92]*0.75" office:value-type="float" office:value="7734357496.35694" calcext:value-type="float">
            <text:p>7734357496.35694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75451" calcext:value-type="float">
            <text:p>675451</text:p>
          </table:table-cell>
          <table:table-cell office:value-type="float" office:value="82311138" calcext:value-type="float">
            <text:p>82311138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333140268" calcext:value-type="float">
            <text:p>1333140268</text:p>
          </table:table-cell>
          <table:table-cell office:value-type="float" office:value="121.86" calcext:value-type="float">
            <text:p>121.86</text:p>
          </table:table-cell>
          <table:table-cell table:number-columns-repeated="2"/>
          <table:table-cell table:formula="of:=[.J91]/[.D95]" office:value-type="float" office:value="206.521939965852" calcext:value-type="float">
            <text:p>206.521939965852</text:p>
          </table:table-cell>
          <table:table-cell table:formula="of:=[.K91]/[.D94]" office:value-type="float" office:value="542.215376469427" calcext:value-type="float">
            <text:p>542.21537646942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4555" calcext:value-type="float">
            <text:p>234555</text:p>
          </table:table-cell>
          <table:table-cell office:value-type="float" office:value="32480167" calcext:value-type="float">
            <text:p>32480167</text:p>
          </table:table-cell>
          <table:table-cell office:value-type="float" office:value="0" calcext:value-type="float">
            <text:p>0</text:p>
          </table:table-cell>
          <table:table-cell office:value-type="float" office:value="1290025696" calcext:value-type="float">
            <text:p>1290025696</text:p>
          </table:table-cell>
          <table:table-cell office:value-type="float" office:value="138.48" calcext:value-type="float">
            <text:p>13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240430176" calcext:value-type="float">
            <text:p>24043017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32823568" calcext:value-type="float">
            <text:p>10328235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771898984" calcext:value-type="float">
            <text:p>771898984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83241012" calcext:value-type="float">
            <text:p>1083241012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85079" calcext:value-type="float">
            <text:p>185079</text:p>
          </table:table-cell>
          <table:table-cell office:value-type="float" office:value="35566607" calcext:value-type="float">
            <text:p>35566607</text:p>
          </table:table-cell>
          <table:table-cell office:value-type="float" office:value="0" calcext:value-type="float">
            <text:p>0</text:p>
          </table:table-cell>
          <table:table-cell office:value-type="float" office:value="1062360868" calcext:value-type="float">
            <text:p>1062360868</text:p>
          </table:table-cell>
          <table:table-cell office:value-type="float" office:value="192.17" calcext:value-type="float">
            <text:p>192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576007924" calcext:value-type="float">
            <text:p>576007924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4085071040" calcext:value-type="float">
            <text:p>4085071040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23420" calcext:value-type="float">
            <text:p>223420</text:p>
          </table:table-cell>
          <table:table-cell office:value-type="float" office:value="14264364" calcext:value-type="float">
            <text:p>14264364</text:p>
          </table:table-cell>
          <table:table-cell office:value-type="float" office:value="0" calcext:value-type="float">
            <text:p>0</text:p>
          </table:table-cell>
          <table:table-cell office:value-type="float" office:value="605075936" calcext:value-type="float">
            <text:p>605075936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9.9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7.6812e6, out</text:p>
          </table:table-cell>
          <table:table-cell office:value-type="string" calcext:value-type="string">
            <text:p><text:s/>5.1443e6, dro</text:p>
          </table:table-cell>
          <table:table-cell office:value-type="string" calcext:value-type="string">
            <text:p>p 2.5368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57582760" calcext:value-type="float">
            <text:p>457582760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Packets</text:p>
          </table:table-cell>
          <table:table-cell table:formula="of:=[.D112]/[.D107]" office:value-type="float" office:value="0.708067580518113" calcext:value-type="float">
            <text:p>0.708067580518113</text:p>
          </table:table-cell>
          <table:table-cell table:formula="of:=[.D111]/[.D107]" office:value-type="float" office:value="0.291932419481887" calcext:value-type="float">
            <text:p>0.29193241948188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306252" calcext:value-type="float">
            <text:p>306252</text:p>
          </table:table-cell>
          <table:table-cell office:value-type="float" office:value="52507440" calcext:value-type="float">
            <text:p>52507440</text:p>
          </table:table-cell>
          <table:table-cell office:value-type="float" office:value="0" calcext:value-type="float">
            <text:p>0</text:p>
          </table:table-cell>
          <table:table-cell office:value-type="float" office:value="4037071556" calcext:value-type="float">
            <text:p>4037071556</text:p>
          </table:table-cell>
          <table:table-cell office:value-type="float" office:value="171.45" calcext:value-type="float">
            <text:p>171.45</text:p>
          </table:table-cell>
          <table:table-cell/>
          <table:table-cell office:value-type="string" calcext:value-type="string">
            <text:p>clock cycles</text:p>
          </table:table-cell>
          <table:table-cell table:formula="of:=[.F112]+[.F113]+[.F114]+[.F115]+(([.F107]+[.F108])*[.J107])+([.F109])/4" office:value-type="float" office:value="7435274446.79542" calcext:value-type="float">
            <text:p>7435274446.79542</text:p>
          </table:table-cell>
          <table:table-cell table:formula="of:=[.F111]+[.F116]+[.F117]+[.F118]+(([.F107]+[.F108])*[.K107])+[.F109]*0.75" office:value-type="float" office:value="7938787149.20459" calcext:value-type="float">
            <text:p>7938787149.20459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48081" calcext:value-type="float">
            <text:p>648081</text:p>
          </table:table-cell>
          <table:table-cell office:value-type="float" office:value="78400704" calcext:value-type="float">
            <text:p>78400704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000817616" calcext:value-type="float">
            <text:p>1000817616</text:p>
          </table:table-cell>
          <table:table-cell office:value-type="float" office:value="120.97" calcext:value-type="float">
            <text:p>120.97</text:p>
          </table:table-cell>
          <table:table-cell table:number-columns-repeated="2"/>
          <table:table-cell table:formula="of:=[.J108]/[.D112]" office:value-type="float" office:value="199.986853986835" calcext:value-type="float">
            <text:p>199.986853986835</text:p>
          </table:table-cell>
          <table:table-cell table:formula="of:=[.K108]/[.D111]" office:value-type="float" office:value="517.906052702747" calcext:value-type="float">
            <text:p>517.906052702747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78934" calcext:value-type="float">
            <text:p>178934</text:p>
          </table:table-cell>
          <table:table-cell office:value-type="float" office:value="25893264" calcext:value-type="float">
            <text:p>25893264</text:p>
          </table:table-cell>
          <table:table-cell office:value-type="float" office:value="0" calcext:value-type="float">
            <text:p>0</text:p>
          </table:table-cell>
          <table:table-cell office:value-type="float" office:value="996013768" calcext:value-type="float">
            <text:p>996013768</text:p>
          </table:table-cell>
          <table:table-cell office:value-type="float" office:value="144.71" calcext:value-type="float">
            <text:p>144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259412268" calcext:value-type="float">
            <text:p>259412268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78842496" calcext:value-type="float">
            <text:p>107884249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717418768" calcext:value-type="float">
            <text:p>717418768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084612672" calcext:value-type="float">
            <text:p>108461267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93474" calcext:value-type="float">
            <text:p>193474</text:p>
          </table:table-cell>
          <table:table-cell office:value-type="float" office:value="37178816" calcext:value-type="float">
            <text:p>37178816</text:p>
          </table:table-cell>
          <table:table-cell office:value-type="float" office:value="0" calcext:value-type="float">
            <text:p>0</text:p>
          </table:table-cell>
          <table:table-cell office:value-type="float" office:value="1121677100" calcext:value-type="float">
            <text:p>1121677100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584290716" calcext:value-type="float">
            <text:p>584290716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4388047900" calcext:value-type="float">
            <text:p>4388047900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40097" calcext:value-type="float">
            <text:p>240097</text:p>
          </table:table-cell>
          <table:table-cell office:value-type="float" office:value="15328624" calcext:value-type="float">
            <text:p>15328624</text:p>
          </table:table-cell>
          <table:table-cell office:value-type="float" office:value="0" calcext:value-type="float">
            <text:p>0</text:p>
          </table:table-cell>
          <table:table-cell office:value-type="float" office:value="644287744" calcext:value-type="float">
            <text:p>644287744</text:p>
          </table:table-cell>
          <table:table-cell office:value-type="float" office:value="63.84" calcext:value-type="float">
            <text:p>63.84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27.7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8.3382e6, out</text:p>
          </table:table-cell>
          <table:table-cell office:value-type="string" calcext:value-type="string">
            <text:p><text:s/>4.4519e6, dro</text:p>
          </table:table-cell>
          <table:table-cell office:value-type="string" calcext:value-type="string">
            <text:p>p 3.8863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6513" calcext:value-type="float">
            <text:p>236513</text:p>
          </table:table-cell>
          <table:table-cell office:value-type="float" office:value="45448179" calcext:value-type="float">
            <text:p>45448179</text:p>
          </table:table-cell>
          <table:table-cell office:value-type="float" office:value="0" calcext:value-type="float">
            <text:p>0</text:p>
          </table:table-cell>
          <table:table-cell office:value-type="float" office:value="414739608" calcext:value-type="float">
            <text:p>414739608</text:p>
          </table:table-cell>
          <table:table-cell office:value-type="float" office:value="192.16" calcext:value-type="float">
            <text:p>192.16</text:p>
          </table:table-cell>
          <table:table-cell/>
          <table:table-cell office:value-type="string" calcext:value-type="string">
            <text:p>Packets</text:p>
          </table:table-cell>
          <table:table-cell table:formula="of:=[.D129]/[.D124]" office:value-type="float" office:value="1" calcext:value-type="float">
            <text:p>1</text:p>
          </table:table-cell>
          <table:table-cell table:formula="of:=[.D128]/[.D1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6513" calcext:value-type="float">
            <text:p>236513</text:p>
          </table:table-cell>
          <table:table-cell office:value-type="float" office:value="45448179" calcext:value-type="float">
            <text:p>45448179</text:p>
          </table:table-cell>
          <table:table-cell office:value-type="float" office:value="0" calcext:value-type="float">
            <text:p>0</text:p>
          </table:table-cell>
          <table:table-cell office:value-type="float" office:value="3471064756" calcext:value-type="float">
            <text:p>3471064756</text:p>
          </table:table-cell>
          <table:table-cell office:value-type="float" office:value="192.16" calcext:value-type="float">
            <text:p>192.16</text:p>
          </table:table-cell>
          <table:table-cell/>
          <table:table-cell office:value-type="string" calcext:value-type="string">
            <text:p>clock cycles</text:p>
          </table:table-cell>
          <table:table-cell table:formula="of:=[.F129]+[.F130]+[.F131]+[.F132]+(([.F124]+[.F125])*[.J124])+([.F126])/4" office:value-type="float" office:value="8545512715" calcext:value-type="float">
            <text:p>8545512715</text:p>
          </table:table-cell>
          <table:table-cell table:formula="of:=[.F128]+[.F133]+[.F134]+[.F135]+(([.F124]+[.F125])*[.K124])+[.F126]*0.75" office:value-type="float" office:value="11261547017" calcext:value-type="float">
            <text:p>1126154701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478378" calcext:value-type="float">
            <text:p>478378</text:p>
          </table:table-cell>
          <table:table-cell office:value-type="float" office:value="85121647" calcext:value-type="float">
            <text:p>85121647</text:p>
          </table:table-cell>
          <table:table-cell office:value-type="string" calcext:value-type="string">
            <text:p><text:s text:c="12"/>0 <text:s/>1</text:p>
          </table:table-cell>
          <table:table-cell office:value-type="float" office:value="1721700156" calcext:value-type="float">
            <text:p>1721700156</text:p>
          </table:table-cell>
          <table:table-cell office:value-type="float" office:value="177.94" calcext:value-type="float">
            <text:p>177.94</text:p>
          </table:table-cell>
          <table:table-cell table:number-columns-repeated="2"/>
          <table:table-cell table:formula="of:=[.J125]/[.D129]" office:value-type="float" office:value="188.027615253848" calcext:value-type="float">
            <text:p>188.027615253848</text:p>
          </table:table-cell>
          <table:table-cell table:formula="of:=[.K125]/[.D128]" office:value-type="float" office:value="247.788740160524" calcext:value-type="float">
            <text:p>247.788740160524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428501" calcext:value-type="float">
            <text:p>428501</text:p>
          </table:table-cell>
          <table:table-cell office:value-type="float" office:value="39673468" calcext:value-type="float">
            <text:p>39673468</text:p>
          </table:table-cell>
          <table:table-cell office:value-type="float" office:value="0" calcext:value-type="float">
            <text:p>0</text:p>
          </table:table-cell>
          <table:table-cell office:value-type="float" office:value="1533781024" calcext:value-type="float">
            <text:p>1533781024</text:p>
          </table:table-cell>
          <table:table-cell office:value-type="float" office:value="92.59" calcext:value-type="float">
            <text:p>92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6513" calcext:value-type="float">
            <text:p>236513</text:p>
          </table:table-cell>
          <table:table-cell office:value-type="float" office:value="45448179" calcext:value-type="float">
            <text:p>45448179</text:p>
          </table:table-cell>
          <table:table-cell office:value-type="float" office:value="0" calcext:value-type="float">
            <text:p>0</text:p>
          </table:table-cell>
          <table:table-cell office:value-type="float" office:value="1371311712" calcext:value-type="float">
            <text:p>137131171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6513" calcext:value-type="float">
            <text:p>236513</text:p>
          </table:table-cell>
          <table:table-cell office:value-type="float" office:value="45448179" calcext:value-type="float">
            <text:p>45448179</text:p>
          </table:table-cell>
          <table:table-cell office:value-type="float" office:value="0" calcext:value-type="float">
            <text:p>0</text:p>
          </table:table-cell>
          <table:table-cell office:value-type="float" office:value="866147396" calcext:value-type="float">
            <text:p>866147396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6513" calcext:value-type="float">
            <text:p>236513</text:p>
          </table:table-cell>
          <table:table-cell office:value-type="float" office:value="45448179" calcext:value-type="float">
            <text:p>45448179</text:p>
          </table:table-cell>
          <table:table-cell office:value-type="float" office:value="0" calcext:value-type="float">
            <text:p>0</text:p>
          </table:table-cell>
          <table:table-cell office:value-type="float" office:value="1306212684" calcext:value-type="float">
            <text:p>1306212684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6513" calcext:value-type="float">
            <text:p>236513</text:p>
          </table:table-cell>
          <table:table-cell office:value-type="float" office:value="45448179" calcext:value-type="float">
            <text:p>45448179</text:p>
          </table:table-cell>
          <table:table-cell office:value-type="float" office:value="0" calcext:value-type="float">
            <text:p>0</text:p>
          </table:table-cell>
          <table:table-cell office:value-type="float" office:value="1280395812" calcext:value-type="float">
            <text:p>1280395812</text:p>
          </table:table-cell>
          <table:table-cell office:value-type="float" office:value="192.16" calcext:value-type="float">
            <text:p>192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729" calcext:value-type="float">
            <text:p>318729</text:p>
          </table:table-cell>
          <table:table-cell office:value-type="float" office:value="20349264" calcext:value-type="float">
            <text:p>20349264</text:p>
          </table:table-cell>
          <table:table-cell office:value-type="float" office:value="0" calcext:value-type="float">
            <text:p>0</text:p>
          </table:table-cell>
          <table:table-cell office:value-type="float" office:value="776527420" calcext:value-type="float">
            <text:p>776527420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mfib-forward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729" calcext:value-type="float">
            <text:p>318729</text:p>
          </table:table-cell>
          <table:table-cell office:value-type="float" office:value="20349264" calcext:value-type="float">
            <text:p>20349264</text:p>
          </table:table-cell>
          <table:table-cell office:value-type="float" office:value="0" calcext:value-type="float">
            <text:p>0</text:p>
          </table:table-cell>
          <table:table-cell office:value-type="float" office:value="3178085412" calcext:value-type="float">
            <text:p>3178085412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mfib-forward-rpf</text:p>
          </table:table-cell>
          <table:table-cell office:value-type="string" calcext:value-type="string">
            <text:p><text:s text:c="2"/>active</text:p>
          </table:table-cell>
          <table:table-cell office:value-type="float" office:value="318729" calcext:value-type="float">
            <text:p>318729</text:p>
          </table:table-cell>
          <table:table-cell office:value-type="float" office:value="20349264" calcext:value-type="float">
            <text:p>20349264</text:p>
          </table:table-cell>
          <table:table-cell office:value-type="float" office:value="0" calcext:value-type="float">
            <text:p>0</text:p>
          </table:table-cell>
          <table:table-cell office:value-type="float" office:value="435220652" calcext:value-type="float">
            <text:p>435220652</text:p>
          </table:table-cell>
          <table:table-cell office:value-type="float" office:value="63.85" calcext:value-type="float">
            <text:p>63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152130" calcext:value-type="float">
            <text:p>152130</text:p>
          </table:table-cell>
          <table:table-cell office:value-type="float" office:value="29155672" calcext:value-type="float">
            <text:p>29155672</text:p>
          </table:table-cell>
          <table:table-cell office:value-type="float" office:value="0" calcext:value-type="float">
            <text:p>0</text:p>
          </table:table-cell>
          <table:table-cell office:value-type="float" office:value="1099849760" calcext:value-type="float">
            <text:p>1099849760</text:p>
          </table:table-cell>
          <table:table-cell office:value-type="float" office:value="191.65" calcext:value-type="float">
            <text:p>191.6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2.41, last</text:p>
          </table:table-cell>
          <table:table-cell office:value-type="string" calcext:value-type="string">
            <text:p>128 main loops 0.</text:p>
          </table:table-cell>
          <table:table-cell table:style-name="ce1"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9536e6, out</text:p>
          </table:table-cell>
          <table:table-cell office:value-type="string" calcext:value-type="string">
            <text:p><text:s/>5.7006e6, dro</text:p>
          </table:table-cell>
          <table:table-cell office:value-type="string" calcext:value-type="string">
            <text:p>p 1.2529e6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95614728" calcext:value-type="float">
            <text:p>4956147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Packets</text:p>
          </table:table-cell>
          <table:table-cell table:formula="of:=[.D146]/[.D141]" office:value-type="float" office:value="0.696664895685806" calcext:value-type="float">
            <text:p>0.696664895685806</text:p>
          </table:table-cell>
          <table:table-cell table:formula="of:=[.D145]/[.D141]" office:value-type="float" office:value="0.303335104314194" calcext:value-type="float">
            <text:p>0.303335104314194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7597" calcext:value-type="float">
            <text:p>277597</text:p>
          </table:table-cell>
          <table:table-cell office:value-type="float" office:value="58259617" calcext:value-type="float">
            <text:p>58259617</text:p>
          </table:table-cell>
          <table:table-cell office:value-type="float" office:value="0" calcext:value-type="float">
            <text:p>0</text:p>
          </table:table-cell>
          <table:table-cell office:value-type="float" office:value="4461436528" calcext:value-type="float">
            <text:p>4461436528</text:p>
          </table:table-cell>
          <table:table-cell office:value-type="float" office:value="209.87" calcext:value-type="float">
            <text:p>209.87</text:p>
          </table:table-cell>
          <table:table-cell/>
          <table:table-cell office:value-type="string" calcext:value-type="string">
            <text:p>clock cycles</text:p>
          </table:table-cell>
          <table:table-cell table:formula="of:=[.F146]+[.F147]+[.F148]+[.F149]+(([.F141]+[.F142])*[.J141])+([.F143])/4" office:value-type="float" office:value="10281487005.1704" calcext:value-type="float">
            <text:p>10281487005.1704</text:p>
          </table:table-cell>
          <table:table-cell table:formula="of:=[.F145]+[.F150]+[.F151]+[.F152]+(([.F141]+[.F142])*[.K141])+[.F143]*0.75" office:value-type="float" office:value="15618965094.8296" calcext:value-type="float">
            <text:p>15618965094.8296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39979" calcext:value-type="float">
            <text:p>639979</text:p>
          </table:table-cell>
          <table:table-cell office:value-type="float" office:value="71064685" calcext:value-type="float">
            <text:p>71064685</text:p>
          </table:table-cell>
          <table:table-cell office:value-type="float" office:value="0" calcext:value-type="float">
            <text:p>0</text:p>
          </table:table-cell>
          <table:table-cell office:value-type="float" office:value="9761377732" calcext:value-type="float">
            <text:p>9761377732</text:p>
          </table:table-cell>
          <table:table-cell office:value-type="float" office:value="111.04" calcext:value-type="float">
            <text:p>111.04</text:p>
          </table:table-cell>
          <table:table-cell table:number-columns-repeated="2"/>
          <table:table-cell table:formula="of:=[.J142]/[.D146]" office:value-type="float" office:value="253.317024634731" calcext:value-type="float">
            <text:p>253.317024634731</text:p>
          </table:table-cell>
          <table:table-cell table:formula="of:=[.K142]/[.D145]" office:value-type="float" office:value="883.816196310596" calcext:value-type="float">
            <text:p>883.816196310596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67257" calcext:value-type="float">
            <text:p>67257</text:p>
          </table:table-cell>
          <table:table-cell office:value-type="float" office:value="12805068" calcext:value-type="float">
            <text:p>12805068</text:p>
          </table:table-cell>
          <table:table-cell office:value-type="float" office:value="0" calcext:value-type="float">
            <text:p>0</text:p>
          </table:table-cell>
          <table:table-cell office:value-type="float" office:value="496184712" calcext:value-type="float">
            <text:p>496184712</text:p>
          </table:table-cell>
          <table:table-cell office:value-type="float" office:value="190.39" calcext:value-type="float">
            <text:p>190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280291952" calcext:value-type="float">
            <text:p>280291952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2816828" calcext:value-type="float">
            <text:p>11828168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783140440" calcext:value-type="float">
            <text:p>78314044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188258628" calcext:value-type="float">
            <text:p>1188258628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11250" calcext:value-type="float">
            <text:p>211250</text:p>
          </table:table-cell>
          <table:table-cell office:value-type="float" office:value="40587430" calcext:value-type="float">
            <text:p>40587430</text:p>
          </table:table-cell>
          <table:table-cell office:value-type="float" office:value="0" calcext:value-type="float">
            <text:p>0</text:p>
          </table:table-cell>
          <table:table-cell office:value-type="float" office:value="1233523080" calcext:value-type="float">
            <text:p>1233523080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693600056" calcext:value-type="float">
            <text:p>693600056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5066382764" calcext:value-type="float">
            <text:p>50663827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6687" calcext:value-type="float">
            <text:p>276687</text:p>
          </table:table-cell>
          <table:table-cell office:value-type="float" office:value="17672187" calcext:value-type="float">
            <text:p>17672187</text:p>
          </table:table-cell>
          <table:table-cell office:value-type="float" office:value="0" calcext:value-type="float">
            <text:p>0</text:p>
          </table:table-cell>
          <table:table-cell office:value-type="float" office:value="754009364" calcext:value-type="float">
            <text:p>754009364</text:p>
          </table:table-cell>
          <table:table-cell office:value-type="float" office:value="63.87" calcext:value-type="float">
            <text:p>63.8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37.45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7662e6, out</text:p>
          </table:table-cell>
          <table:table-cell office:value-type="string" calcext:value-type="string">
            <text:p><text:s/>6.1541e6, dro</text:p>
          </table:table-cell>
          <table:table-cell office:value-type="string" calcext:value-type="string">
            <text:p>p 6.1205e5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515501572" calcext:value-type="float">
            <text:p>515501572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Packets</text:p>
          </table:table-cell>
          <table:table-cell table:formula="of:=[.D163]/[.D158]" office:value-type="float" office:value="0.725651933102798" calcext:value-type="float">
            <text:p>0.725651933102798</text:p>
          </table:table-cell>
          <table:table-cell table:formula="of:=[.D162]/[.D158]" office:value-type="float" office:value="0.274348066897202" calcext:value-type="float">
            <text:p>0.274348066897202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62881912" calcext:value-type="float">
            <text:p>62881912</text:p>
          </table:table-cell>
          <table:table-cell office:value-type="float" office:value="0" calcext:value-type="float">
            <text:p>0</text:p>
          </table:table-cell>
          <table:table-cell office:value-type="float" office:value="4725083768" calcext:value-type="float">
            <text:p>4725083768</text:p>
          </table:table-cell>
          <table:table-cell office:value-type="float" office:value="232.84" calcext:value-type="float">
            <text:p>232.84</text:p>
          </table:table-cell>
          <table:table-cell/>
          <table:table-cell office:value-type="string" calcext:value-type="string">
            <text:p>clock cycles</text:p>
          </table:table-cell>
          <table:table-cell table:formula="of:=[.F163]+[.F164]+[.F165]+[.F166]+(([.F158]+[.F159])*[.J158])+([.F160])/4" office:value-type="float" office:value="11029781407.5612" calcext:value-type="float">
            <text:p>11029781407.5612</text:p>
          </table:table-cell>
          <table:table-cell table:formula="of:=[.F162]+[.F167]+[.F168]+[.F169]+(([.F158]+[.F159])*[.K158])+[.F160]*0.75" office:value-type="float" office:value="15129878000.4388" calcext:value-type="float">
            <text:p>15129878000.4388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06003" calcext:value-type="float">
            <text:p>606003</text:p>
          </table:table-cell>
          <table:table-cell office:value-type="float" office:value="69135724" calcext:value-type="float">
            <text:p>69135724</text:p>
          </table:table-cell>
          <table:table-cell office:value-type="float" office:value="0" calcext:value-type="float">
            <text:p>0</text:p>
          </table:table-cell>
          <table:table-cell office:value-type="float" office:value="9444493716" calcext:value-type="float">
            <text:p>9444493716</text:p>
          </table:table-cell>
          <table:table-cell office:value-type="float" office:value="114.08" calcext:value-type="float">
            <text:p>114.08</text:p>
          </table:table-cell>
          <table:table-cell table:number-columns-repeated="2"/>
          <table:table-cell table:formula="of:=[.J159]/[.D163]" office:value-type="float" office:value="241.720125185042" calcext:value-type="float">
            <text:p>241.720125185042</text:p>
          </table:table-cell>
          <table:table-cell table:formula="of:=[.K159]/[.D162]" office:value-type="float" office:value="877.01653844165" calcext:value-type="float">
            <text:p>877.01653844165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32550" calcext:value-type="float">
            <text:p>32550</text:p>
          </table:table-cell>
          <table:table-cell office:value-type="float" office:value="6253812" calcext:value-type="float">
            <text:p>6253812</text:p>
          </table:table-cell>
          <table:table-cell office:value-type="float" office:value="0" calcext:value-type="float">
            <text:p>0</text:p>
          </table:table-cell>
          <table:table-cell office:value-type="float" office:value="239828416" calcext:value-type="float">
            <text:p>239828416</text:p>
          </table:table-cell>
          <table:table-cell office:value-type="float" office:value="192.13" calcext:value-type="float">
            <text:p>19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273189048" calcext:value-type="float">
            <text:p>27318904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35945624" calcext:value-type="float">
            <text:p>133594562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865929244" calcext:value-type="float">
            <text:p>865929244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10907452" calcext:value-type="float">
            <text:p>1310907452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37512" calcext:value-type="float">
            <text:p>237512</text:p>
          </table:table-cell>
          <table:table-cell office:value-type="float" office:value="45630381" calcext:value-type="float">
            <text:p>45630381</text:p>
          </table:table-cell>
          <table:table-cell office:value-type="float" office:value="0" calcext:value-type="float">
            <text:p>0</text:p>
          </table:table-cell>
          <table:table-cell office:value-type="float" office:value="1353034776" calcext:value-type="float">
            <text:p>1353034776</text:p>
          </table:table-cell>
          <table:table-cell office:value-type="float" office:value="192.12" calcext:value-type="float">
            <text:p>19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662499580" calcext:value-type="float">
            <text:p>66249958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4935863728" calcext:value-type="float">
            <text:p>4935863728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70062" calcext:value-type="float">
            <text:p>270062</text:p>
          </table:table-cell>
          <table:table-cell office:value-type="float" office:value="17251531" calcext:value-type="float">
            <text:p>17251531</text:p>
          </table:table-cell>
          <table:table-cell office:value-type="float" office:value="0" calcext:value-type="float">
            <text:p>0</text:p>
          </table:table-cell>
          <table:table-cell office:value-type="float" office:value="737210900" calcext:value-type="float">
            <text:p>737210900</text:p>
          </table:table-cell>
          <table:table-cell office:value-type="float" office:value="63.88" calcext:value-type="float">
            <text:p>63.8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 10.2, average vectors/node</text:p>
          </table:table-cell>
          <table:table-cell office:value-type="string" calcext:value-type="string">
            <text:p><text:s/>142.21, last</text:p>
          </table:table-cell>
          <table:table-cell office:value-type="string" calcext:value-type="string">
            <text:p>128 main loops 0.</text:p>
          </table:table-cell>
          <table:table-cell office:value-type="string" calcext:value-type="string">
            <text:p>00 per node 0.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2"/>vector rates in 6.5172e6, out</text:p>
          </table:table-cell>
          <table:table-cell office:value-type="string" calcext:value-type="string">
            <text:p><text:s/>6.5158e6, dro</text:p>
          </table:table-cell>
          <table:table-cell office:value-type="string" calcext:value-type="string">
            <text:p>p 1.4479e3, punt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13"/>Name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<text:s text:c="3"/>Calls</text:p>
          </table:table-cell>
          <table:table-cell office:value-type="string" calcext:value-type="string">
            <text:p><text:s/>Vectors</text:p>
          </table:table-cell>
          <table:table-cell office:value-type="string" calcext:value-type="string">
            <text:p><text:s/>Suspends</text:p>
          </table:table-cell>
          <table:table-cell office:value-type="string" calcext:value-type="string">
            <text:p><text:s text:c="2"/>Clocks</text:p>
          </table:table-cell>
          <table:table-cell office:value-type="string" calcext:value-type="string">
            <text:p><text:s/>Vectors/Call</text:p>
          </table:table-cell>
          <table:table-cell table:number-columns-repeated="2"/>
          <table:table-cell office:value-type="string" calcext:value-type="string">
            <text:p>ip4 fraction</text:p>
          </table:table-cell>
          <table:table-cell office:value-type="string" calcext:value-type="string">
            <text:p>ip6 fraction</text:p>
          </table:table-cell>
        </table:table-row>
        <table:table-row table:style-name="ro1">
          <table:table-cell office:value-type="string" calcext:value-type="string">
            <text:p>TenGigabitEthernet84/0/1-outpu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22587300" calcext:value-type="float">
            <text:p>5225873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Packets</text:p>
          </table:table-cell>
          <table:table-cell table:formula="of:=[.D180]/[.D175]" office:value-type="float" office:value="0.750643463641803" calcext:value-type="float">
            <text:p>0.750643463641803</text:p>
          </table:table-cell>
          <table:table-cell table:formula="of:=[.D179]/[.D175]" office:value-type="float" office:value="0.249356536358197" calcext:value-type="float">
            <text:p>0.249356536358197</text:p>
          </table:table-cell>
        </table:table-row>
        <table:table-row table:style-name="ro1">
          <table:table-cell office:value-type="string" calcext:value-type="string">
            <text:p>TenGigabitEthernet84/0/1-tx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66512305" calcext:value-type="float">
            <text:p>66512305</text:p>
          </table:table-cell>
          <table:table-cell office:value-type="float" office:value="0" calcext:value-type="float">
            <text:p>0</text:p>
          </table:table-cell>
          <table:table-cell office:value-type="float" office:value="5004114200" calcext:value-type="float">
            <text:p>5004114200</text:p>
          </table:table-cell>
          <table:table-cell office:value-type="float" office:value="255.94" calcext:value-type="float">
            <text:p>255.94</text:p>
          </table:table-cell>
          <table:table-cell/>
          <table:table-cell office:value-type="string" calcext:value-type="string">
            <text:p>clock cycles</text:p>
          </table:table-cell>
          <table:table-cell table:formula="of:=[.F180]+[.F181]+[.F182]+[.F183]+(([.F175]+[.F176])*[.J175])+([.F177])/4" office:value-type="float" office:value="11729451657.4643" calcext:value-type="float">
            <text:p>11729451657.4643</text:p>
          </table:table-cell>
          <table:table-cell table:formula="of:=[.F179]+[.F184]+[.F185]+[.F186]+(([.F175]+[.F176])*[.K175])+[.F177]*0.75" office:value-type="float" office:value="14639410826.5257" calcext:value-type="float">
            <text:p>14639410826.5257</text:p>
          </table:table-cell>
        </table:table-row>
        <table:table-row table:style-name="ro1">
          <table:table-cell office:value-type="string" calcext:value-type="string">
            <text:p>dpdk-input</text:p>
          </table:table-cell>
          <table:table-cell office:value-type="string" calcext:value-type="string">
            <text:p><text:s text:c="2"/>polling</text:p>
          </table:table-cell>
          <table:table-cell office:value-type="float" office:value="615922" calcext:value-type="float">
            <text:p>615922</text:p>
          </table:table-cell>
          <table:table-cell office:value-type="float" office:value="66527085" calcext:value-type="float">
            <text:p>66527085</text:p>
          </table:table-cell>
          <table:table-cell office:value-type="float" office:value="0" calcext:value-type="float">
            <text:p>0</text:p>
          </table:table-cell>
          <table:table-cell office:value-type="float" office:value="9220085780" calcext:value-type="float">
            <text:p>9220085780</text:p>
          </table:table-cell>
          <table:table-cell office:value-type="float" office:value="108.01" calcext:value-type="float">
            <text:p>108.01</text:p>
          </table:table-cell>
          <table:table-cell table:number-columns-repeated="2"/>
          <table:table-cell table:formula="of:=[.J176]/[.D180]" office:value-type="float" office:value="234.931906870088" calcext:value-type="float">
            <text:p>234.931906870088</text:p>
          </table:table-cell>
          <table:table-cell table:formula="of:=[.K176]/[.D179]" office:value-type="float" office:value="882.675034239743" calcext:value-type="float">
            <text:p>882.675034239743</text:p>
          </table:table-cell>
        </table:table-row>
        <table:table-row table:style-name="ro1">
          <table:table-cell office:value-type="string" calcext:value-type="string">
            <text:p>error-drop</text:p>
          </table:table-cell>
          <table:table-cell office:value-type="string" calcext:value-type="string">
            <text:p><text:s text:c="2"/>active</text:p>
          </table:table-cell>
          <table:table-cell office:value-type="float" office:value="77" calcext:value-type="float">
            <text:p>77</text:p>
          </table:table-cell>
          <table:table-cell office:value-type="float" office:value="14780" calcext:value-type="float">
            <text:p>14780</text:p>
          </table:table-cell>
          <table:table-cell office:value-type="float" office:value="0" calcext:value-type="float">
            <text:p>0</text:p>
          </table:table-cell>
          <table:table-cell office:value-type="float" office:value="571656" calcext:value-type="float">
            <text:p>571656</text:p>
          </table:table-cell>
          <table:table-cell office:value-type="float" office:value="191.95" calcext:value-type="float">
            <text:p>191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face-out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253848648" calcext:value-type="float">
            <text:p>25384864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input-no-checksum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4132312" calcext:value-type="float">
            <text:p>1424132312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ad-balanc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947597335.99" calcext:value-type="float">
            <text:p>947597335.99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28428604" calcext:value-type="float">
            <text:p>1428428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4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795" calcext:value-type="float">
            <text:p>259795</text:p>
          </table:table-cell>
          <table:table-cell office:value-type="float" office:value="49927027" calcext:value-type="float">
            <text:p>49927027</text:p>
          </table:table-cell>
          <table:table-cell office:value-type="float" office:value="0" calcext:value-type="float">
            <text:p>0</text:p>
          </table:table-cell>
          <table:table-cell office:value-type="float" office:value="1475689604" calcext:value-type="float">
            <text:p>1475689604</text:p>
          </table:table-cell>
          <table:table-cell office:value-type="float" office:value="192.18" calcext:value-type="float">
            <text:p>192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input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622895328" calcext:value-type="float">
            <text:p>622895328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lookup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4759327172" calcext:value-type="float">
            <text:p>4759327172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6-rewrite</text:p>
          </table:table-cell>
          <table:table-cell office:value-type="string" calcext:value-type="string">
            <text:p><text:s text:c="2"/>active</text:p>
          </table:table-cell>
          <table:table-cell office:value-type="float" office:value="259872" calcext:value-type="float">
            <text:p>259872</text:p>
          </table:table-cell>
          <table:table-cell office:value-type="float" office:value="16585278" calcext:value-type="float">
            <text:p>16585278</text:p>
          </table:table-cell>
          <table:table-cell office:value-type="float" office:value="0" calcext:value-type="float">
            <text:p>0</text:p>
          </table:table-cell>
          <table:table-cell office:value-type="float" office:value="710156200" calcext:value-type="float">
            <text:p>710156200</text:p>
          </table:table-cell>
          <table:table-cell office:value-type="float" office:value="63.82" calcext:value-type="float">
            <text:p>63.8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41:06.313029680</meta:creation-date>
    <dc:date>2017-11-10T16:53:52.150912084</dc:date>
    <meta:editing-duration>PT2H39M24S</meta:editing-duration>
    <meta:editing-cycles>2</meta:editing-cycles>
    <meta:generator>LibreOffice/5.3.6.1$Linux_X86_64 LibreOffice_project/30$Build-1</meta:generator>
    <meta:document-statistic meta:table-count="1" meta:cell-count="1223" meta:object-count="0"/>
  </office:meta>
</office:document-meta>
</file>